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es" fo:country="VE"/>
    </style:style>
    <style:style style:name="P2" style:family="paragraph" style:parent-style-name="Standard">
      <style:paragraph-properties fo:text-align="start" style:justify-single-word="false" style:writing-mode="lr-tb"/>
      <style:text-properties fo:language="es" fo:country="VE"/>
    </style:style>
    <style:style style:name="P3" style:family="paragraph" style:parent-style-name="Standard">
      <style:paragraph-properties fo:text-align="start" style:justify-single-word="false" style:writing-mode="lr-tb"/>
      <style:text-properties fo:language="es" fo:country="VE" officeooo:rsid="000bd988"/>
    </style:style>
    <style:style style:name="P4" style:family="paragraph" style:parent-style-name="Standard">
      <style:paragraph-properties fo:text-align="start" style:justify-single-word="false" style:writing-mode="lr-tb"/>
      <style:text-properties fo:language="es" fo:country="VE" style:text-underline-style="none" officeooo:rsid="000c669a" officeooo:paragraph-rsid="000c669a"/>
    </style:style>
    <style:style style:name="P5" style:family="paragraph" style:parent-style-name="Standard">
      <style:paragraph-properties fo:text-align="start" style:justify-single-word="false" style:writing-mode="lr-tb"/>
      <style:text-properties fo:language="es" fo:country="VE" officeooo:rsid="000c669a" officeooo:paragraph-rsid="000c669a"/>
    </style:style>
    <style:style style:name="P6" style:family="paragraph" style:parent-style-name="Standard">
      <style:paragraph-properties fo:text-align="start" style:justify-single-word="false" style:writing-mode="lr-tb"/>
      <style:text-properties fo:language="es" fo:country="VE" officeooo:rsid="001c5b98" officeooo:paragraph-rsid="001ed058"/>
    </style:style>
    <style:style style:name="P7" style:family="paragraph" style:parent-style-name="Standard">
      <style:paragraph-properties fo:text-align="center" style:justify-single-word="false" style:writing-mode="lr-tb"/>
      <style:text-properties fo:language="es" fo:country="VE" officeooo:rsid="001c5b98" officeooo:paragraph-rsid="001ed058"/>
    </style:style>
    <style:style style:name="P8" style:family="paragraph" style:parent-style-name="Standard">
      <style:paragraph-properties fo:text-align="center" style:justify-single-word="false" style:writing-mode="lr-tb"/>
      <style:text-properties fo:language="es" fo:country="VE" officeooo:rsid="0022f1aa" officeooo:paragraph-rsid="0022f1aa"/>
    </style:style>
    <style:style style:name="P9" style:family="paragraph" style:parent-style-name="Standard">
      <style:paragraph-properties fo:text-align="start" style:justify-single-word="false" style:writing-mode="lr-tb"/>
      <style:text-properties fo:language="es" fo:country="VE" officeooo:rsid="00236b3c" officeooo:paragraph-rsid="00236b3c"/>
    </style:style>
    <style:style style:name="P10" style:family="paragraph" style:parent-style-name="Standard">
      <style:paragraph-properties fo:text-align="start" style:justify-single-word="false" style:writing-mode="lr-tb"/>
      <style:text-properties fo:language="es" fo:country="VE" officeooo:rsid="0023ec71" officeooo:paragraph-rsid="0023ec71"/>
    </style:style>
    <style:style style:name="P11" style:family="paragraph" style:parent-style-name="Standard">
      <style:paragraph-properties fo:text-align="start" style:justify-single-word="false" style:writing-mode="lr-tb"/>
      <style:text-properties fo:language="es" fo:country="VE" officeooo:rsid="00251ade" officeooo:paragraph-rsid="00251ade"/>
    </style:style>
    <style:style style:name="P12" style:family="paragraph" style:parent-style-name="Standard">
      <style:paragraph-properties fo:text-align="start" style:justify-single-word="false" style:writing-mode="lr-tb"/>
      <style:text-properties fo:language="es" fo:country="VE" officeooo:rsid="00268243" officeooo:paragraph-rsid="00268243"/>
    </style:style>
    <style:style style:name="P13" style:family="paragraph" style:parent-style-name="Standard">
      <style:paragraph-properties fo:text-align="start" style:justify-single-word="false" style:writing-mode="lr-tb"/>
      <style:text-properties fo:language="es" fo:country="VE" officeooo:rsid="0028a010" officeooo:paragraph-rsid="0028a010"/>
    </style:style>
    <style:style style:name="P14" style:family="paragraph" style:parent-style-name="Standard">
      <style:paragraph-properties fo:text-align="center" style:justify-single-word="false" style:writing-mode="lr-tb"/>
      <style:text-properties fo:language="es" fo:country="VE" officeooo:rsid="002eb14c" officeooo:paragraph-rsid="002eb14c"/>
    </style:style>
    <style:style style:name="P15" style:family="paragraph" style:parent-style-name="Standard">
      <style:paragraph-properties fo:text-align="start" style:justify-single-word="false" style:writing-mode="lr-tb"/>
      <style:text-properties officeooo:paragraph-rsid="000c669a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00c669a" officeooo:paragraph-rsid="000c669a"/>
    </style:style>
    <style:style style:name="P17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language="es" fo:country="VE" fo:font-weight="normal" officeooo:paragraph-rsid="000c669a" fo:background-color="#1e1e1e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paragraph-rsid="000c669a" fo:background-color="transparent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rsid="00268243" officeooo:paragraph-rsid="00268243" fo:background-color="transparent"/>
    </style:style>
    <style:style style:name="P2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10263" fo:background-color="transparent"/>
    </style:style>
    <style:style style:name="P2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7655e" officeooo:paragraph-rsid="0027655e" fo:background-color="transparent"/>
    </style:style>
    <style:style style:name="P2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4e682" fo:background-color="#81d41a"/>
    </style:style>
    <style:style style:name="P24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paragraph-rsid="00110263" fo:background-color="transparent"/>
    </style:style>
    <style:style style:name="P25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rsid="00110263" officeooo:paragraph-rsid="00110263" fo:background-color="transparent"/>
    </style:style>
    <style:style style:name="P26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2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8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10263" fo:background-color="#1e1e1e"/>
    </style:style>
    <style:style style:name="P29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30" style:family="paragraph" style:parent-style-name="Standard" style:master-page-name="Standard">
      <style:paragraph-properties fo:text-align="center" style:justify-single-word="false" style:page-number="auto" style:writing-mode="lr-tb"/>
      <style:text-properties fo:language="es" fo:country="VE"/>
    </style:style>
    <style:style style:name="P31" style:family="paragraph" style:parent-style-name="Standard">
      <style:paragraph-properties style:line-height-at-least="0.503cm"/>
      <style:text-properties fo:color="#355269" style:font-name="Droid Sans Mono" fo:font-size="10.5pt" fo:font-weight="bold" officeooo:rsid="0027655e" officeooo:paragraph-rsid="0027655e" fo:background-color="transparent" style:font-weight-asian="bold" style:font-weight-complex="bold"/>
    </style:style>
    <style:style style:name="P32" style:family="paragraph" style:parent-style-name="Standard">
      <style:paragraph-properties fo:text-align="start" style:justify-single-word="false" style:writing-mode="lr-tb"/>
      <style:text-properties fo:language="es" fo:country="VE" officeooo:rsid="002fd4c5" officeooo:paragraph-rsid="002fd4c5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color="#569cd6"/>
    </style:style>
    <style:style style:name="T9" style:family="text">
      <style:text-properties fo:color="#569cd6" style:text-underline-style="none"/>
    </style:style>
    <style:style style:name="T10" style:family="text">
      <style:text-properties fo:color="#4fc1ff"/>
    </style:style>
    <style:style style:name="T11" style:family="text">
      <style:text-properties fo:color="#4fc1ff" style:text-underline-style="none"/>
    </style:style>
    <style:style style:name="T12" style:family="text">
      <style:text-properties fo:color="#dcdcaa"/>
    </style:style>
    <style:style style:name="T13" style:family="text">
      <style:text-properties fo:color="#dcdcaa" style:text-underline-style="none"/>
    </style:style>
    <style:style style:name="T14" style:family="text">
      <style:text-properties fo:color="#ce9178" style:text-underline-style="none"/>
    </style:style>
    <style:style style:name="T15" style:family="text">
      <style:text-properties style:use-window-font-color="true" style:font-name="Droid Sans Mono" fo:font-size="10.5pt" fo:language="es" fo:country="VE" fo:font-weight="normal" fo:background-color="transparent" loext:char-shading-value="0"/>
    </style:style>
    <style:style style:name="T16" style:family="text">
      <style:text-properties fo:color="#9cdcfe"/>
    </style:style>
    <style:style style:name="T17" style:family="text">
      <style:text-properties fo:color="#9cdcfe" style:text-underline-style="none"/>
    </style:style>
    <style:style style:name="T18" style:family="text">
      <style:text-properties officeooo:rsid="00133933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background-color="transparent" loext:char-shading-value="0"/>
    </style:style>
    <style:style style:name="T21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2" style:family="text">
      <style:text-properties fo:font-weight="bold" officeooo:rsid="001b1cc2" style:font-weight-asian="bold" style:font-weight-complex="bold"/>
    </style:style>
    <style:style style:name="T23" style:family="text">
      <style:text-properties fo:font-weight="bold" officeooo:rsid="001d21fc" style:font-weight-asian="bold" style:font-weight-complex="bold"/>
    </style:style>
    <style:style style:name="T24" style:family="text">
      <style:text-properties officeooo:rsid="0017a2a9"/>
    </style:style>
    <style:style style:name="T25" style:family="text">
      <style:text-properties officeooo:rsid="001815e3"/>
    </style:style>
    <style:style style:name="T26" style:family="text">
      <style:text-properties officeooo:rsid="001b1cc2"/>
    </style:style>
    <style:style style:name="T27" style:family="text">
      <style:text-properties officeooo:rsid="001b9f48"/>
    </style:style>
    <style:style style:name="T28" style:family="text">
      <style:text-properties officeooo:rsid="001d1bd5"/>
    </style:style>
    <style:style style:name="T29" style:family="text">
      <style:text-properties officeooo:rsid="001d21fc"/>
    </style:style>
    <style:style style:name="T30" style:family="text">
      <style:text-properties officeooo:rsid="0021f091"/>
    </style:style>
    <style:style style:name="T31" style:family="text">
      <style:text-properties fo:color="#355269" fo:font-weight="bold" style:font-weight-asian="bold" style:font-weight-complex="bold"/>
    </style:style>
    <style:style style:name="T32" style:family="text">
      <style:text-properties fo:color="#355269" fo:font-weight="bold" officeooo:rsid="002d9247" style:font-weight-asian="bold" style:font-weight-complex="bold"/>
    </style:style>
    <style:style style:name="T33" style:family="text">
      <style:text-properties officeooo:rsid="002caffc"/>
    </style:style>
    <style:style style:name="T34" style:family="text">
      <style:text-properties officeooo:rsid="002d92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Road Side Coder MERN youtube</text:p>
      <text:p text:style-name="P1"/>
      <text:p text:style-name="P2">1. VSCODE :</text:p>
      <text:p text:style-name="P2">Librerías que pueden ahorrate mucho tiempo:</text:p>
      <text:p text:style-name="P2"/>
      <text:p text:style-name="P2">*Auto Rename Tag(Cambia las &lt;Tag&gt;&lt;/Tag&gt; automáticamente al editar)</text:p>
      <text:p text:style-name="P2">* Bracket Pair Colorized 2(Colorea las {} , () para saber donde terminan y empiezan)</text:p>
      <text:p text:style-name="P2">*ES7 React....Snippets(Crea BoilerPlates)</text:p>
      <text:p text:style-name="P2">*JavaScript ES6 Snippets</text:p>
      <text:p text:style-name="P2">*Material Icon Theme</text:p>
      <text:p text:style-name="P2">*Prettier code formatter</text:p>
      <text:p text:style-name="P2"/>
      <text:p text:style-name="P2"/>
      <text:p text:style-name="P3">2. VIDEO 4 → 5:00 → va a mejorar la llamada al server.js</text:p>
      <text:p text:style-name="P3"/>
      <text:p text:style-name="P16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4"/>
      <text:p text:style-name="P16"><text:span text:style-name="T3">*</text:span><text:span text:style-name="T5">Ejemplo usando dummy data(dato de archivo estático)</text:span></text:p>
      <text:p text:style-name="P5"/>
      <text:p text:style-name="P15"><text:span text:style-name="T7"><text:tab/></text:span><text:span text:style-name="T15">const notes = require("./data/notes");</text:span></text:p>
      <text:p text:style-name="P17"><text:s text:c="11"/></text:p>
      <text:p text:style-name="P18"><text:tab/>app.get("/api/notes", (req, res) =&gt; {</text:p>
      <text:p text:style-name="P20"><text:tab/><text:tab/>res.json(notes);</text:p>
      <text:p text:style-name="P20"><text:s text:c="11"/>});</text:p>
      <text:p text:style-name="P20"/>
      <text:p text:style-name="P21">Quedé en el minuto 10:00</text:p>
      <text:p text:style-name="P21"/>
      <text:p text:style-name="P21">*<text:span text:style-name="T18">10:50 Deatil Api View</text:span></text:p>
      <text:p text:style-name="P25"/>
      <text:p text:style-name="P23"><text:span text:style-name="T19">req.params</text:span><text:span text:style-name="T20"> </text:span><text:span text:style-name="T21">Nos va a dar todos los parametros que están en nuestra id</text:span></text:p>
      <text:p text:style-name="P25"/>
      <text:p text:style-name="P28"><text:span text:style-name="T11">app</text:span><text:span text:style-name="T19">.</text:span><text:span text:style-name="T13">get</text:span><text:span text:style-name="T19">(</text:span><text:span text:style-name="T14">"/api/notes/:id"</text:span><text:span text:style-name="T19">, (</text:span><text:span text:style-name="T17">req</text:span><text:span text:style-name="T19">, </text:span><text:span text:style-name="T17">res</text:span><text:span text:style-name="T19">) </text:span><text:span text:style-name="T9">=&gt;</text:span><text:span text:style-name="T19"> {</text:span></text:p>
      <text:p text:style-name="P27"><text:span text:style-name="T8">const</text:span> <text:span text:style-name="T10">note</text:span> = <text:span text:style-name="T10">notes</text:span>.<text:span text:style-name="T12">find</text:span>((<text:span text:style-name="T16">n</text:span>) <text:span text:style-name="T8">=&gt;</text:span> <text:span text:style-name="T16">n</text:span>.<text:span text:style-name="T16">_id</text:span> === <text:span text:style-name="T16">req</text:span>.<text:span text:style-name="T16">params</text:span>.<text:span text:style-name="T16">id</text:span>);</text:p>
      <text:p text:style-name="P27"><text:span text:style-name="T16">console</text:span>.<text:span text:style-name="T12">log</text:span>(<text:span text:style-name="T16">req</text:span>.<text:span text:style-name="T16">params</text:span>);</text:p>
      <text:p text:style-name="P27">});</text:p>
      <text:p text:style-name="P27"/>
      <text:p text:style-name="P27"/>
      <text:p text:style-name="P27"/>
      <text:p text:style-name="P24">* <text:span text:style-name="T24">13:50 → </text:span>.<text:span text:style-name="T24">env file (Explicación) </text:span><text:span text:style-name="T25">Secrete information about our aplication</text:span></text:p>
      <text:p text:style-name="P25"/>
      <text:p text:style-name="P18">* <text:span text:style-name="T26">14: 32 → Hay que instalar </text:span><text:span text:style-name="T22">npm i dotenv</text:span></text:p>
      <text:p text:style-name="P5"/>
      <text:p text:style-name="P5">* Edit<text:span text:style-name="T27"> . PORT = 5000</text:span></text:p>
      <text:p text:style-name="P5"/>
      <text:p text:style-name="P5"/>
      <text:p text:style-name="P7">Qued<text:span text:style-name="T28">é</text:span> 15:02 <text:s/><text:span text:style-name="T23">Instalación de nodemon</text:span></text:p>
      <text:p text:style-name="P6"/>
      <text:p text:style-name="P6"><text:span text:style-name="T29">Para Guardar cambios autom</text:span><text:span text:style-name="T30">á</text:span><text:span text:style-name="T29">ticamente sin necesidad de reiniciar el server</text:span></text:p>
      <text:p text:style-name="P6"/>
      <text:p text:style-name="P6"/>
      <text:p text:style-name="P8"><text:soft-page-break/>VIDEO 5 FrontEnd</text:p>
      <text:p text:style-name="P8"/>
      <text:p text:style-name="P9">10:30 Como subir todo a github → “Importante hay varios detalles por que son dos carpetas”</text:p>
      <text:p text:style-name="P9"/>
      <text:p text:style-name="P10">Vuelve a notezipper-mern</text:p>
      <text:p text:style-name="P9"/>
      <text:p text:style-name="P13">TUVE QUE BORRAR EL <text:span text:style-name="T31">.GIT </text:span>DEL FRONTEND POR QUE TENÍA CONFLICTOS CON EL <text:span text:style-name="T31">.GIT </text:span>DE EL DIRECTORIO ROOT</text:p>
      <text:p text:style-name="P9"/>
      <text:p text:style-name="P9">Hay que tener en cuenta por ejemplo el archivo de .env </text:p>
      <text:p text:style-name="P9"/>
      <text:p text:style-name="P11">El archivo <text:span text:style-name="T31">.gitignore</text:span> que tienes en sr<text:span text:style-name="T33">c</text:span> debes pasarlo al directorio principal <text:span text:style-name="T34">al lado de</text:span><text:span text:style-name="T32"> .env</text:span></text:p>
      <text:p text:style-name="P11"/>
      <text:p text:style-name="P12">y Editarlo asi quedó, los cambios están en azul…</text:p>
      <text:p text:style-name="P12"/>
      <text:p text:style-name="P19"># See https://help.github.com/articles/ignoring-files/ for more about ignoring files.</text:p>
      <text:p text:style-name="P26"/>
      <text:p text:style-name="P20"># dependencies</text:p>
      <text:p text:style-name="P29">/node_modules</text:p>
      <text:p text:style-name="P29">node_modules/</text:p>
      <text:p text:style-name="P29">frontend/node_modules/</text:p>
      <text:p text:style-name="P20">/.pnp</text:p>
      <text:p text:style-name="P20">.pnp.js</text:p>
      <text:p text:style-name="P26"/>
      <text:p text:style-name="P20"># testing</text:p>
      <text:p text:style-name="P20">/coverage</text:p>
      <text:p text:style-name="P26"/>
      <text:p text:style-name="P20"># production</text:p>
      <text:p text:style-name="P20">/build</text:p>
      <text:p text:style-name="P26"/>
      <text:p text:style-name="P20"># misc</text:p>
      <text:p text:style-name="P20">.DS_Store</text:p>
      <text:p text:style-name="P29">.env</text:p>
      <text:p text:style-name="P20">.env.local</text:p>
      <text:p text:style-name="P20">.env.development.local</text:p>
      <text:p text:style-name="P20">.env.test.local</text:p>
      <text:p text:style-name="P20">.env.production.local</text:p>
      <text:p text:style-name="P26"/>
      <text:p text:style-name="P20">npm-debug.log*</text:p>
      <text:p text:style-name="P20">yarn-debug.log*</text:p>
      <text:p text:style-name="P20">yarn-error.log*</text:p>
      <text:p text:style-name="P20"/>
      <text:p text:style-name="P22">* Hacer git init en el <text:span text:style-name="T31">root directory</text:span></text:p>
      <text:p text:style-name="P31"/>
      <text:p text:style-name="P31"/>
      <text:p text:style-name="P31"/>
      <text:p text:style-name="P31"/>
      <text:p text:style-name="P31"/>
      <text:p text:style-name="P12"/>
      <text:p text:style-name="P14"><text:soft-page-break/>VIDEO 6 <text:s/>LANDING PAGE AND NAVBAR</text:p>
      <text:p text:style-name="P12"/>
      <text:p text:style-name="P32">16:06 Quedé → Landing Pag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dc:date>2021-10-16T22:52:04.441107185</dc:date>
    <meta:editing-duration>PT3H23M18S</meta:editing-duration>
    <meta:editing-cycles>38</meta:editing-cycles>
    <meta:generator>LibreOffice/6.4.2.2$Linux_X86_64 LibreOffice_project/40$Build-2</meta:generator>
    <meta:document-statistic meta:table-count="0" meta:image-count="0" meta:object-count="0" meta:page-count="3" meta:paragraph-count="60" meta:word-count="301" meta:character-count="1965" meta:non-whitespace-character-count="1694"/>
  </office:meta>
</office:document-meta>
</file>